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0aa" officeooo:paragraph-rsid="000770aa"/>
    </style:style>
    <style:style style:name="P2" style:family="paragraph" style:parent-style-name="Standard">
      <style:text-properties officeooo:rsid="0008ad7d" officeooo:paragraph-rsid="0008ad7d"/>
    </style:style>
    <style:style style:name="P3" style:family="paragraph" style:parent-style-name="Standard">
      <style:text-properties officeooo:rsid="0009f5a7" officeooo:paragraph-rsid="0009f5a7"/>
    </style:style>
    <style:style style:name="P4" style:family="paragraph" style:parent-style-name="Standard">
      <style:text-properties officeooo:rsid="000ba8ec" officeooo:paragraph-rsid="000ba8ec"/>
    </style:style>
    <style:style style:name="P5" style:family="paragraph" style:parent-style-name="Standard">
      <style:text-properties officeooo:rsid="000ba8ec" officeooo:paragraph-rsid="000ba8ec"/>
    </style:style>
    <style:style style:name="P6" style:family="paragraph" style:parent-style-name="Standard">
      <style:text-properties officeooo:rsid="000d0d8c" officeooo:paragraph-rsid="000d0d8c"/>
    </style:style>
    <style:style style:name="P7" style:family="paragraph" style:parent-style-name="Standard">
      <style:text-properties officeooo:paragraph-rsid="000d0d8c"/>
    </style:style>
    <style:style style:name="T1" style:family="text">
      <style:text-properties officeooo:rsid="000d0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int probability</text:p>
      <text:p text:style-name="P1">P(A,B,C)</text:p>
      <text:p text:style-name="P1"/>
      <text:p text:style-name="P1">Marginal probability</text:p>
      <text:p text:style-name="P1">P(A,B)</text:p>
      <text:p text:style-name="P1">sum(P(A,B,C)) for all values of C</text:p>
      <text:p text:style-name="P1"/>
      <text:p text:style-name="P2">conditional probability</text:p>
      <text:p text:style-name="P2">P(A|B,C) = P(A,B,C)/P(B,C) = P(A,B,C)/sum(P(A,B,C)) for all values of A</text:p>
      <text:p text:style-name="P2">P(A,B|C) = P(A,B,C)/P(C) = P(A,B,C)/sum(sum(P(A,B,C)) for all values of A) for all values of B</text:p>
      <text:p text:style-name="P2"/>
      <text:p text:style-name="P3">P(A|B) = P(A,B)/P(B) = P(B|A)P(A)/P(B)</text:p>
      <text:p text:style-name="P3">def of<text:tab/> <text:s text:c="4"/>^^conditional probability<text:tab/> <text:s/>^^Bayes rule</text:p>
      <text:p text:style-name="P3"/>
      <text:p text:style-name="P4">1. from conditional to joint</text:p>
      <text:p text:style-name="P4">P(A,B,C) ?</text:p>
      <text:p text:style-name="P4"/>
      <text:p text:style-name="P4">2. margin</text:p>
      <text:p text:style-name="P4">P(A|C) ?</text:p>
      <text:p text:style-name="P4"/>
      <text:p text:style-name="P4">3. negation</text:p>
      <text:p text:style-name="P4">P(!A|B,C) &lt;= 1-P(A|B,C)</text:p>
      <text:p text:style-name="P4"/>
      <text:p text:style-name="P4"/>
      <text:p text:style-name="P4">13.3a: If P(a|b,c) = P(b|a,c), then P(a|c) = P(b|c)</text:p>
      <text:p text:style-name="P4">P(a|b,c) = P(b|a,c)</text:p>
      <text:p text:style-name="P4">P(a,b,c) / P(b,c) = P(a,b,c) / P(a,c)</text:p>
      <text:p text:style-name="P4">P(a,c) = P(b,c)</text:p>
      <text:p text:style-name="P4">P(a|c) = P(b|c)</text:p>
      <text:p text:style-name="P4"/>
      <text:p text:style-name="P6">conditional independence</text:p>
      <text:p text:style-name="P6"><text:tab/>A</text:p>
      <text:p text:style-name="P6"><text:s text:c="10"/>/ <text:s text:c="3"/>\</text:p>
      <text:p text:style-name="P6"><text:s text:c="8"/>B <text:s text:c="4"/>C</text:p>
      <text:p text:style-name="P6">P(B,C|A) = P(B|A)P(C|A)</text:p>
      <text:p text:style-name="P7"><text:span text:style-name="T1">P(B|C,A) = P(B|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5:03:45.523738703</meta:creation-date>
    <dc:date>2015-05-20T17:04:04.697346980</dc:date>
    <meta:editing-duration>PT25M5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04" meta:character-count="685" meta:non-whitespace-character-count="575"/>
  </office:meta>
</office:document-meta>
</file>